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112.47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23.69mm"/>
    </style:style>
    <style:style style:name="co6" style:family="table-column">
      <style:table-column-properties fo:break-before="auto" style:column-width="27.76mm"/>
    </style:style>
    <style:style style:name="co7" style:family="table-column">
      <style:table-column-properties fo:break-before="auto" style:column-width="20.9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1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1"/>
    <style:style style:name="ce4" style:family="table-cell" style:parent-style-name="Default" style:data-style-name="N107"/>
    <style:style style:name="ce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2017-06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7" table:default-cell-style-name="ce2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o. de Pozo</text:p>
          </table:table-cell>
          <table:table-cell table:style-name="ce1" office:value-type="string" calcext:value-type="string">
            <text:p>Ubicación</text:p>
          </table:table-cell>
          <table:table-cell table:style-name="ce1" office:value-type="string" calcext:value-type="string">
            <text:p>No de Registro</text:p>
          </table:table-cell>
          <table:table-cell table:style-name="ce1" office:value-type="string" calcext:value-type="string">
            <text:p>Fecha de muestreo</text:p>
          </table:table-cell>
          <table:table-cell table:style-name="ce1" office:value-type="string" calcext:value-type="string">
            <text:p>Hora de muestreo</text:p>
          </table:table-cell>
          <table:table-cell table:style-name="ce1" office:value-type="string" calcext:value-type="string">
            <text:p>ARSENICO 0,0250 mg/L </text:p>
          </table:table-cell>
          <table:table-cell table:style-name="ce1" office:value-type="string" calcext:value-type="string">
            <text:p>PLOMO 0,01 mg/L</text:p>
          </table:table-cell>
          <table:table-cell table:style-name="ce1" office:value-type="string" calcext:value-type="string">
            <text:p>Observaciones</text:p>
          </table:table-cell>
          <table:table-cell table:style-name="ce5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v. J. Serrano y G. Torres, Zona Industrial </text:p>
          </table:table-cell>
          <table:table-cell office:value-type="string" calcext:value-type="string">
            <text:p>17-00138 </text:p>
          </table:table-cell>
          <table:table-cell office:value-type="string" calcext:value-type="string">
            <text:p>24 de mayo de 2017 </text:p>
          </table:table-cell>
          <table:table-cell office:value-type="time" office:time-value="PT11H50M00S" calcext:value-type="time">
            <text:p>11:50:00</text:p>
          </table:table-cell>
          <table:table-cell office:value-type="float" office:value="0.0045" calcext:value-type="float">
            <text:p>0.0045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seo de La Amistad, Fracc. La Amistad </text:p>
          </table:table-cell>
          <table:table-cell office:value-type="string" calcext:value-type="string">
            <text:p>17-00124 </text:p>
          </table:table-cell>
          <table:table-cell office:value-type="string" calcext:value-type="string">
            <text:p>22 de mayo de 2017 </text:p>
          </table:table-cell>
          <table:table-cell office:value-type="time" office:time-value="PT11H32M00S" calcext:value-type="time">
            <text:p>11:32:00</text:p>
          </table:table-cell>
          <table:table-cell office:value-type="float" office:value="0.0041" calcext:value-type="float">
            <text:p>0.0041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alz. De Los Pensadores y Cerrada San Rafael, Fracc. Residencial Los Fresnos </text:p>
          </table:table-cell>
          <table:table-cell office:value-type="string" calcext:value-type="string">
            <text:p>17-00066 </text:p>
          </table:table-cell>
          <table:table-cell office:value-type="string" calcext:value-type="string">
            <text:p>19 de abril de 2017 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0.0322" calcext:value-type="float">
            <text:p>0.0322</text:p>
          </table:table-cell>
          <table:table-cell office:value-type="string" calcext:value-type="string">
            <text:p>&lt;0,005</text:p>
          </table:table-cell>
          <table:table-cell office:value-type="string" calcext:value-type="string">
            <text:p>Fitro Antiarsenico Fuera de Servicio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-R </text:p>
          </table:table-cell>
          <table:table-cell office:value-type="string" calcext:value-type="string">
            <text:p>Av. Xavier Villaurrutia y Av. Juan Jose Arreola, Fracc. Villas de las Palmas </text:p>
          </table:table-cell>
          <table:table-cell office:value-type="string" calcext:value-type="string">
            <text:p>17-00206 </text:p>
          </table:table-cell>
          <table:table-cell office:value-type="string" calcext:value-type="string">
            <text:p>4 de julio de 2017 </text:p>
          </table:table-cell>
          <table:table-cell office:value-type="time" office:time-value="PT11H38M00S" calcext:value-type="time">
            <text:p>11:38:00</text:p>
          </table:table-cell>
          <table:table-cell office:value-type="float" office:value="0.0248" calcext:value-type="float">
            <text:p>0.0248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-R </text:p>
          </table:table-cell>
          <table:table-cell office:value-type="string" calcext:value-type="string">
            <text:p>Av. Universidad y C. Villas del Torreón, Fracc. Rincón La Merced </text:p>
          </table:table-cell>
          <table:table-cell office:value-type="string" calcext:value-type="string">
            <text:p>17-00166 </text:p>
          </table:table-cell>
          <table:table-cell office:value-type="string" calcext:value-type="string">
            <text:p>5 de junio de 2017 </text:p>
          </table:table-cell>
          <table:table-cell office:value-type="time" office:time-value="PT11H35M00S" calcext:value-type="time">
            <text:p>11:35:00</text:p>
          </table:table-cell>
          <table:table-cell office:value-type="float" office:value="0.0455" calcext:value-type="float">
            <text:p>0.0455</text:p>
          </table:table-cell>
          <table:table-cell office:value-type="string" calcext:value-type="string">
            <text:p>&lt;0,005</text:p>
          </table:table-cell>
          <table:table-cell office:value-type="string" calcext:value-type="string">
            <text:p>Filtro AntiArsenico en Proceso de Construccion 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. Pavorreal y Calz. Cádiz, Fracc. Torreón Residencial </text:p>
          </table:table-cell>
          <table:table-cell office:value-type="string" calcext:value-type="string">
            <text:p>17-00106 </text:p>
          </table:table-cell>
          <table:table-cell office:value-type="string" calcext:value-type="string">
            <text:p>15 de mayo de 2017 </text:p>
          </table:table-cell>
          <table:table-cell office:value-type="time" office:time-value="PT11H30M00S" calcext:value-type="time">
            <text:p>11:30:00</text:p>
          </table:table-cell>
          <table:table-cell office:value-type="float" office:value="0.011" calcext:value-type="float">
            <text:p>0.0110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. Guanajuato y Av. Plan de Ayala, Col. Las Luisas </text:p>
          </table:table-cell>
          <table:table-cell office:value-type="string" calcext:value-type="string">
            <text:p>17-00189 </text:p>
          </table:table-cell>
          <table:table-cell office:value-type="string" calcext:value-type="string">
            <text:p>19 de junio de 2017 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0.0233" calcext:value-type="float">
            <text:p>0.0233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. J. Gonzalez Calderón y Av. Ángel Urraza, Col. Ampl. Los Angeles </text:p>
          </table:table-cell>
          <table:table-cell office:value-type="string" calcext:value-type="string">
            <text:p>17-00017 </text:p>
          </table:table-cell>
          <table:table-cell office:value-type="string" calcext:value-type="string">
            <text:p>21 de marzo de 2017 </text:p>
          </table:table-cell>
          <table:table-cell office:value-type="time" office:time-value="PT11H15M00S" calcext:value-type="time">
            <text:p>11:15:00</text:p>
          </table:table-cell>
          <table:table-cell office:value-type="float" office:value="0.0123" calcext:value-type="float">
            <text:p>0.0123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-R </text:p>
          </table:table-cell>
          <table:table-cell office:value-type="string" calcext:value-type="string">
            <text:p>Av. Che Guevara y C. Zacatecas, Col. Las Luisas </text:p>
          </table:table-cell>
          <table:table-cell office:value-type="string" calcext:value-type="string">
            <text:p>17-00215 </text:p>
          </table:table-cell>
          <table:table-cell office:value-type="string" calcext:value-type="string">
            <text:p>10 de julio de 2017 </text:p>
          </table:table-cell>
          <table:table-cell office:value-type="time" office:time-value="PT10H48M00S" calcext:value-type="time">
            <text:p>10:48:00</text:p>
          </table:table-cell>
          <table:table-cell office:value-type="float" office:value="0.0242" calcext:value-type="float">
            <text:p>0.0242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alz. M. Avila Camacho y Av. Aereopuerto, Col. Magdalenas </text:p>
          </table:table-cell>
          <table:table-cell office:value-type="string" calcext:value-type="string">
            <text:p>17-00071 </text:p>
          </table:table-cell>
          <table:table-cell office:value-type="string" calcext:value-type="string">
            <text:p>24 de abril de 2017 </text:p>
          </table:table-cell>
          <table:table-cell office:value-type="time" office:time-value="PT10H40M00S" calcext:value-type="time">
            <text:p>10:40:00</text:p>
          </table:table-cell>
          <table:table-cell office:value-type="float" office:value="0.0152" calcext:value-type="float">
            <text:p>0.0152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rol. Sonora y Av. Baja California. Col. Victoria </text:p>
          </table:table-cell>
          <table:table-cell office:value-type="string" calcext:value-type="string">
            <text:p>17-00026 </text:p>
          </table:table-cell>
          <table:table-cell office:value-type="string" calcext:value-type="string">
            <text:p>27 de marzo de 2017 </text:p>
          </table:table-cell>
          <table:table-cell office:value-type="time" office:time-value="PT11H44M00S" calcext:value-type="time">
            <text:p>11:44:00</text:p>
          </table:table-cell>
          <table:table-cell office:value-type="float" office:value="0.0152" calcext:value-type="float">
            <text:p>0.0152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. Donato Guerra y Av. Abasolo, Col. Centro. </text:p>
          </table:table-cell>
          <table:table-cell office:value-type="string" calcext:value-type="string">
            <text:p>17-00042 </text:p>
          </table:table-cell>
          <table:table-cell office:value-type="string" calcext:value-type="string">
            <text:p>3 de abril de 2017 </text:p>
          </table:table-cell>
          <table:table-cell office:value-type="time" office:time-value="PT10H48M00S" calcext:value-type="time">
            <text:p>10:48:00</text:p>
          </table:table-cell>
          <table:table-cell office:value-type="float" office:value="0.0128" calcext:value-type="float">
            <text:p>0.0128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riv. Reforma y C. Acuña, Col. Esparza. </text:p>
          </table:table-cell>
          <table:table-cell office:value-type="string" calcext:value-type="string">
            <text:p>17-00019 </text:p>
          </table:table-cell>
          <table:table-cell office:value-type="string" calcext:value-type="string">
            <text:p>21 de marzo de 2017 </text:p>
          </table:table-cell>
          <table:table-cell office:value-type="time" office:time-value="PT12H05M00S" calcext:value-type="time">
            <text:p>12:05:00</text:p>
          </table:table-cell>
          <table:table-cell office:value-type="float" office:value="0.014" calcext:value-type="float">
            <text:p>0.0140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5-R </text:p>
          </table:table-cell>
          <table:table-cell office:value-type="string" calcext:value-type="string">
            <text:p>Circuito del Brazalete y C. de las Mancuernillas, Fracc. Villas de Las Joyas. </text:p>
          </table:table-cell>
          <table:table-cell office:value-type="string" calcext:value-type="string">
            <text:p>17-00123 </text:p>
          </table:table-cell>
          <table:table-cell office:value-type="string" calcext:value-type="string">
            <text:p>22 de mayo de 2017 </text:p>
          </table:table-cell>
          <table:table-cell office:value-type="time" office:time-value="PT11H05M00S" calcext:value-type="time">
            <text:p>11:05:00</text:p>
          </table:table-cell>
          <table:table-cell office:value-type="float" office:value="0.0128" calcext:value-type="float">
            <text:p>0.0128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6-R </text:p>
          </table:table-cell>
          <table:table-cell office:value-type="string" calcext:value-type="string">
            <text:p>C. Praxedis Guerrero entre Av. Zapotecos y Calz. Huachichiles, Col. Palmas San Isidro. </text:p>
          </table:table-cell>
          <table:table-cell office:value-type="string" calcext:value-type="string">
            <text:p>17-00173 </text:p>
          </table:table-cell>
          <table:table-cell office:value-type="string" calcext:value-type="string">
            <text:p>7 de junio de 2017 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0.0058" calcext:value-type="float">
            <text:p>0.0058</text:p>
          </table:table-cell>
          <table:table-cell office:value-type="string" calcext:value-type="string">
            <text:p>&lt;0,005</text:p>
          </table:table-cell>
          <table:table-cell office:value-type="string" calcext:value-type="string">
            <text:p>Muestra tomada despues del Filtro Antiarsenico 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alz. Diagonal Reforma y Av. Ealy Ortiz, Col. Moctezuma. </text:p>
          </table:table-cell>
          <table:table-cell office:value-type="string" calcext:value-type="string">
            <text:p>17-00082 </text:p>
          </table:table-cell>
          <table:table-cell office:value-type="string" calcext:value-type="string">
            <text:p>25 de abril de 2017 </text:p>
          </table:table-cell>
          <table:table-cell office:value-type="time" office:time-value="PT11H26M00S" calcext:value-type="time">
            <text:p>11:26:00</text:p>
          </table:table-cell>
          <table:table-cell office:value-type="float" office:value="0.0066" calcext:value-type="float">
            <text:p>0.0066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. Jacinto Canek, Col. Camilo Torres 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UERA DE SERVICI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-R </text:p>
          </table:table-cell>
          <table:table-cell office:value-type="string" calcext:value-type="string">
            <text:p>C. Jacinto Canek y C. Ruben Jaramillo, Col. Camilo Torres. </text:p>
          </table:table-cell>
          <table:table-cell office:value-type="string" calcext:value-type="string">
            <text:p>17-00058 </text:p>
          </table:table-cell>
          <table:table-cell office:value-type="string" calcext:value-type="string">
            <text:p>18 de abril de 2017 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0.0027" calcext:value-type="float">
            <text:p>0.0027</text:p>
          </table:table-cell>
          <table:table-cell office:value-type="string" calcext:value-type="string">
            <text:p>&lt;0,005</text:p>
          </table:table-cell>
          <table:table-cell office:value-type="string" calcext:value-type="string">
            <text:p>Muestra tomada despues del Fitro Antiarsenico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-R </text:p>
          </table:table-cell>
          <table:table-cell office:value-type="string" calcext:value-type="string">
            <text:p>Av. Tamesis y C. Rio Nazas, Col. Estrella </text:p>
          </table:table-cell>
          <table:table-cell office:value-type="string" calcext:value-type="string">
            <text:p>17-00073 </text:p>
          </table:table-cell>
          <table:table-cell office:value-type="string" calcext:value-type="string">
            <text:p>24 de abril de 2017 </text:p>
          </table:table-cell>
          <table:table-cell office:value-type="time" office:time-value="PT11H40M00S" calcext:value-type="time">
            <text:p>11:40:00</text:p>
          </table:table-cell>
          <table:table-cell office:value-type="float" office:value="0.0189" calcext:value-type="float">
            <text:p>0.0189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. 9a. y Av. Guadalajara, Col. Nueva Los Angeles. 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UERA DE SERVICIO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C. Viena y Av. Roma, Col. San Isidro. </text:p>
          </table:table-cell>
          <table:table-cell office:value-type="string" calcext:value-type="string">
            <text:p>17-00054 </text:p>
          </table:table-cell>
          <table:table-cell office:value-type="string" calcext:value-type="string">
            <text:p>5 de abril de 2017 </text:p>
          </table:table-cell>
          <table:table-cell office:value-type="time" office:time-value="PT11H30M00S" calcext:value-type="time">
            <text:p>11:30:00</text:p>
          </table:table-cell>
          <table:table-cell office:value-type="float" office:value="0.0199" calcext:value-type="float">
            <text:p>0.0199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-R </text:p>
          </table:table-cell>
          <table:table-cell office:value-type="string" calcext:value-type="string">
            <text:p>Blvd. de Los Grandes Pintores y Calz. de Los Pensadores, Fracc. Residencial Los Fresnos </text:p>
          </table:table-cell>
          <table:table-cell office:value-type="string" calcext:value-type="string">
            <text:p>17-00065 </text:p>
          </table:table-cell>
          <table:table-cell office:value-type="string" calcext:value-type="string">
            <text:p><text:s/>19 de abril de 2017 </text:p>
          </table:table-cell>
          <table:table-cell office:value-type="time" office:time-value="PT11H35M00S" calcext:value-type="time">
            <text:p>11:35:00</text:p>
          </table:table-cell>
          <table:table-cell office:value-type="float" office:value="0.0221" calcext:value-type="float">
            <text:p>0.0221</text:p>
          </table:table-cell>
          <table:table-cell office:value-type="string" calcext:value-type="string">
            <text:p>&lt;0,005</text:p>
          </table:table-cell>
          <table:table-cell office:value-type="string" calcext:value-type="string">
            <text:p>- 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alle 10 No. 1125, entre Av. Alvarez y Av. Artes Gráficas, Col. Centro. </text:p>
          </table:table-cell>
          <table:table-cell office:value-type="string" calcext:value-type="string">
            <text:p>17-00043 </text:p>
          </table:table-cell>
          <table:table-cell office:value-type="string" calcext:value-type="string">
            <text:p><text:s/>3 de abril de 2017 </text:p>
          </table:table-cell>
          <table:table-cell office:value-type="time" office:time-value="PT11H30M00S" calcext:value-type="time">
            <text:p>11:30:00</text:p>
          </table:table-cell>
          <table:table-cell office:value-type="float" office:value="0.0086" calcext:value-type="float">
            <text:p>0.0086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-R </text:p>
          </table:table-cell>
          <table:table-cell office:value-type="string" calcext:value-type="string">
            <text:p>Calle Claveles y Av. El Fresno, Col. Ejido Ignacio Allende <text:s/></text:p>
          </table:table-cell>
          <table:table-cell office:value-type="string" calcext:value-type="string">
            <text:p>17-00067 </text:p>
          </table:table-cell>
          <table:table-cell office:value-type="string" calcext:value-type="string">
            <text:p><text:s/>19 de abril de 2017 </text:p>
          </table:table-cell>
          <table:table-cell office:value-type="time" office:time-value="PT12H38M00S" calcext:value-type="time">
            <text:p>12:38:00</text:p>
          </table:table-cell>
          <table:table-cell office:value-type="float" office:value="0.0246" calcext:value-type="float">
            <text:p>0.0246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alz. Avila Camacho y C. Aztecas, U. Deportiva Aeropuerto, Col. Carolinas. </text:p>
          </table:table-cell>
          <table:table-cell office:value-type="string" calcext:value-type="string">
            <text:p>17-00237 </text:p>
          </table:table-cell>
          <table:table-cell office:value-type="string" calcext:value-type="string">
            <text:p><text:s/>19 de julio de 2017 </text:p>
          </table:table-cell>
          <table:table-cell office:value-type="time" office:time-value="PT12H40M00S" calcext:value-type="time">
            <text:p>12:40:00</text:p>
          </table:table-cell>
          <table:table-cell office:value-type="float" office:value="0.0247" calcext:value-type="float">
            <text:p>0.0247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-R </text:p>
          </table:table-cell>
          <table:table-cell office:value-type="string" calcext:value-type="string">
            <text:p>Av. Unidad Obrera entre la C. Gustavo Díaz Ordaz y C. Expropiación Petrolera, Col. Fidel Velazquez </text:p>
          </table:table-cell>
          <table:table-cell office:value-type="string" calcext:value-type="string">
            <text:p>17-00122 </text:p>
          </table:table-cell>
          <table:table-cell office:value-type="string" calcext:value-type="string">
            <text:p><text:s/>22 de mayo de 2017 </text:p>
          </table:table-cell>
          <table:table-cell office:value-type="time" office:time-value="PT10H30M00S" calcext:value-type="time">
            <text:p>10:30:00</text:p>
          </table:table-cell>
          <table:table-cell office:value-type="float" office:value="0.0242" calcext:value-type="float">
            <text:p>0.0242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-R </text:p>
          </table:table-cell>
          <table:table-cell office:value-type="string" calcext:value-type="string">
            <text:p>Paseo de Los Patos No. 609 y Paseo De Las Flores, Campestre La Rosita. </text:p>
          </table:table-cell>
          <table:table-cell office:value-type="string" calcext:value-type="string">
            <text:p>17-00090 </text:p>
          </table:table-cell>
          <table:table-cell office:value-type="string" calcext:value-type="string">
            <text:p><text:s/>2 de mayo de 2017 </text:p>
          </table:table-cell>
          <table:table-cell office:value-type="time" office:time-value="PT10H35M00S" calcext:value-type="time">
            <text:p>10:35:00</text:p>
          </table:table-cell>
          <table:table-cell office:value-type="float" office:value="0.0061" calcext:value-type="float">
            <text:p>0.0061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aseo de Las Aguilas y C. Fresnos, Col. Jacarandas 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UERA DE SERVICIO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alz. Industria y Av. G. A. Madero, Col. Compresora. <text:s/></text:p>
          </table:table-cell>
          <table:table-cell office:value-type="string" calcext:value-type="string">
            <text:p>17-00057 </text:p>
          </table:table-cell>
          <table:table-cell office:value-type="string" calcext:value-type="string">
            <text:p><text:s/>18 de abril de 2017 </text:p>
          </table:table-cell>
          <table:table-cell office:value-type="time" office:time-value="PT10H25M00S" calcext:value-type="time">
            <text:p>10:25:00</text:p>
          </table:table-cell>
          <table:table-cell office:value-type="float" office:value="0.0242" calcext:value-type="float">
            <text:p>0.0242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Av. José F. Ortiz y Av. José del Cueto, Col.Margaritas <text:s/></text:p>
          </table:table-cell>
          <table:table-cell office:value-type="string" calcext:value-type="string">
            <text:p>17-00032 </text:p>
          </table:table-cell>
          <table:table-cell office:value-type="string" calcext:value-type="string">
            <text:p><text:s/>28 de marzo de 2017 </text:p>
          </table:table-cell>
          <table:table-cell office:value-type="time" office:time-value="PT10H40M00S" calcext:value-type="time">
            <text:p>10:40:00</text:p>
          </table:table-cell>
          <table:table-cell office:value-type="float" office:value="0.0156" calcext:value-type="float">
            <text:p>0.0156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2-R </text:p>
          </table:table-cell>
          <table:table-cell office:value-type="string" calcext:value-type="string">
            <text:p>Blvd. Torreón Matamoros y Blvd, Rodríguez Triana (Frente a Plaza JUMBO) </text:p>
          </table:table-cell>
          <table:table-cell office:value-type="string" calcext:value-type="string">
            <text:p>17-00132 </text:p>
          </table:table-cell>
          <table:table-cell office:value-type="string" calcext:value-type="string">
            <text:p><text:s/>23 de mayo de 2017 </text:p>
          </table:table-cell>
          <table:table-cell office:value-type="time" office:time-value="PT11H28M00S" calcext:value-type="time">
            <text:p>11:28:00</text:p>
          </table:table-cell>
          <table:table-cell office:value-type="float" office:value="0.0245" calcext:value-type="float">
            <text:p>0.0245</text:p>
          </table:table-cell>
          <table:table-cell office:value-type="string" calcext:value-type="string">
            <text:p>&lt;0,005</text:p>
          </table:table-cell>
          <table:table-cell office:value-type="string" calcext:value-type="string">
            <text:p>Filtro AntiArsenico en Proceso de Construccion </text:p>
          </table:table-cell>
          <table:table-cell table:number-columns-repeated="101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C. 47 y Blvd. Torreón-Matamoros, Fracc. Barcelona (atras de Miñagas) </text:p>
          </table:table-cell>
          <table:table-cell office:value-type="string" calcext:value-type="string">
            <text:p><text:s/>17-00105 </text:p>
          </table:table-cell>
          <table:table-cell office:value-type="string" calcext:value-type="string">
            <text:p><text:s/>15 de mayo de 2017 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0.01" calcext:value-type="float">
            <text:p>0.0100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Av. Zuluoaga y C. Arocena, Col. Los Angeles. <text:s/></text:p>
          </table:table-cell>
          <table:table-cell office:value-type="string" calcext:value-type="string">
            <text:p>17-00051 </text:p>
          </table:table-cell>
          <table:table-cell office:value-type="string" calcext:value-type="string">
            <text:p><text:s/>4 de abril de 2017 </text:p>
          </table:table-cell>
          <table:table-cell office:value-type="time" office:time-value="PT12H10M00S" calcext:value-type="time">
            <text:p>12:10:00</text:p>
          </table:table-cell>
          <table:table-cell office:value-type="float" office:value="0.01" calcext:value-type="float">
            <text:p>0.0100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Av. Presa Fco. Villa y C. Presa Falcón, Col. Rovirosa Wade <text:s/></text:p>
          </table:table-cell>
          <table:table-cell office:value-type="string" calcext:value-type="string">
            <text:p>17-00034 </text:p>
          </table:table-cell>
          <table:table-cell office:value-type="string" calcext:value-type="string">
            <text:p><text:s/>28 de marzo de 2017 </text:p>
          </table:table-cell>
          <table:table-cell office:value-type="time" office:time-value="PT11H40M00S" calcext:value-type="time">
            <text:p>11:40:00</text:p>
          </table:table-cell>
          <table:table-cell office:value-type="float" office:value="0.0138" calcext:value-type="float">
            <text:p>0.0138</text:p>
          </table:table-cell>
          <table:table-cell office:value-type="string" calcext:value-type="string">
            <text:p>&lt;0,005</text:p>
          </table:table-cell>
          <table:table-cell office:value-type="string" calcext:value-type="string">
            <text:p>Muestra tomada despues del Filtro Antiarsenico </text:p>
          </table:table-cell>
          <table:table-cell table:number-columns-repeated="101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Calz. Nogales y Paseo Jacarandas, Col. Villa Jacarandas <text:s/></text:p>
          </table:table-cell>
          <table:table-cell office:value-type="string" calcext:value-type="string">
            <text:p>17-00053 </text:p>
          </table:table-cell>
          <table:table-cell office:value-type="string" calcext:value-type="string">
            <text:p><text:s/>5 de abril de 2017 </text:p>
          </table:table-cell>
          <table:table-cell office:value-type="time" office:time-value="PT10H20M00S" calcext:value-type="time">
            <text:p>10:20:00</text:p>
          </table:table-cell>
          <table:table-cell office:value-type="float" office:value="0.0201" calcext:value-type="float">
            <text:p>0.0201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Calz. Cuauthémoc entre Av. Abasolo y Av. Ocampo, Bosque Venustiano Carranza </text:p>
          </table:table-cell>
          <table:table-cell office:value-type="string" calcext:value-type="string">
            <text:p>17-00041 </text:p>
          </table:table-cell>
          <table:table-cell office:value-type="string" calcext:value-type="string">
            <text:p><text:s/>3 de abril de 2017 </text:p>
          </table:table-cell>
          <table:table-cell office:value-type="time" office:time-value="PT10H20M00S" calcext:value-type="time">
            <text:p>10:20:00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Calle Manuel Gutierrez Najera y Mariano Azuela Fracc. San Agustin <text:s/></text:p>
          </table:table-cell>
          <table:table-cell office:value-type="string" calcext:value-type="string">
            <text:p>17-00137 </text:p>
          </table:table-cell>
          <table:table-cell office:value-type="string" calcext:value-type="string">
            <text:p><text:s/>24 de mayo de 2017 </text:p>
          </table:table-cell>
          <table:table-cell office:value-type="time" office:time-value="PT11H15M00S" calcext:value-type="time">
            <text:p>11:15:00</text:p>
          </table:table-cell>
          <table:table-cell office:value-type="float" office:value="0.0336" calcext:value-type="float">
            <text:p>0.0336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C. Francisco I. Madero y Av. Cueva del Tabaco, Col. Lázaro Cárdenas. </text:p>
          </table:table-cell>
          <table:table-cell office:value-type="string" calcext:value-type="string">
            <text:p>17-00152 </text:p>
          </table:table-cell>
          <table:table-cell office:value-type="string" calcext:value-type="string">
            <text:p><text:s/>30 de mayo de 2017 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0.0244" calcext:value-type="float">
            <text:p>0.0244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Carretera Torreón-Matamoros y Calle 48, (Parque Las Americas) Col Valle Oriente </text:p>
          </table:table-cell>
          <table:table-cell office:value-type="string" calcext:value-type="string">
            <text:p>17-00133 </text:p>
          </table:table-cell>
          <table:table-cell office:value-type="string" calcext:value-type="string">
            <text:p><text:s/>23 de mayo de 2017 </text:p>
          </table:table-cell>
          <table:table-cell office:value-type="time" office:time-value="PT11H50M00S" calcext:value-type="time">
            <text:p>11:50:00</text:p>
          </table:table-cell>
          <table:table-cell office:value-type="float" office:value="0.0093" calcext:value-type="float">
            <text:p>0.0093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Av. Allende y C. Leandro Valle, Alameda Zaragoza, Col. Centro. <text:s/></text:p>
          </table:table-cell>
          <table:table-cell office:value-type="string" calcext:value-type="string">
            <text:p>17-00048 </text:p>
          </table:table-cell>
          <table:table-cell office:value-type="string" calcext:value-type="string">
            <text:p><text:s/>4 de abril de 2017 </text:p>
          </table:table-cell>
          <table:table-cell office:value-type="time" office:time-value="PT10H25M00S" calcext:value-type="time">
            <text:p>10:25:00</text:p>
          </table:table-cell>
          <table:table-cell office:value-type="float" office:value="0.0187" calcext:value-type="float">
            <text:p>0.0187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Av. J. Terrazas y C. Gral. E. Ortiz, Col. Ampliación Los Angeles. <text:s/></text:p>
          </table:table-cell>
          <table:table-cell office:value-type="string" calcext:value-type="string">
            <text:p>17-00016 </text:p>
          </table:table-cell>
          <table:table-cell office:value-type="string" calcext:value-type="string">
            <text:p><text:s/>21 de marzo de 2017 </text:p>
          </table:table-cell>
          <table:table-cell office:value-type="time" office:time-value="PT10H40M00S" calcext:value-type="time">
            <text:p>10:40:00</text:p>
          </table:table-cell>
          <table:table-cell office:value-type="float" office:value="0.0075" calcext:value-type="float">
            <text:p>0.0075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Av. Independencia No.1128 Pte., Col. San Joaquín </text:p>
          </table:table-cell>
          <table:table-cell office:value-type="string" calcext:value-type="string">
            <text:p>17-00037 </text:p>
          </table:table-cell>
          <table:table-cell office:value-type="string" calcext:value-type="string">
            <text:p>29 de marzo de 2017 </text:p>
          </table:table-cell>
          <table:table-cell office:value-type="time" office:time-value="PT09H00M00S" calcext:value-type="time">
            <text:p>09:00:00</text:p>
          </table:table-cell>
          <table:table-cell office:value-type="float" office:value="0.0245" calcext:value-type="float">
            <text:p>0.0245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Calz. División del Norte, entre C. Lago de Guadalupe y C. Loja, Col. La Merced II </text:p>
          </table:table-cell>
          <table:table-cell office:value-type="string" calcext:value-type="string">
            <text:p>17-00107 </text:p>
          </table:table-cell>
          <table:table-cell office:value-type="string" calcext:value-type="string">
            <text:p>15 de mayo de 2017 </text:p>
          </table:table-cell>
          <table:table-cell office:value-type="time" office:time-value="PT11H55M00S" calcext:value-type="time">
            <text:p>11:55:00</text:p>
          </table:table-cell>
          <table:table-cell office:value-type="float" office:value="0.0065" calcext:value-type="float">
            <text:p>0.0065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5-R </text:p>
          </table:table-cell>
          <table:table-cell office:value-type="string" calcext:value-type="string">
            <text:p>Blvd. México, Fracc. Latinoamericano (Frente al "CERESO") </text:p>
          </table:table-cell>
          <table:table-cell office:value-type="string" calcext:value-type="string">
            <text:p>17-00146 </text:p>
          </table:table-cell>
          <table:table-cell office:value-type="string" calcext:value-type="string">
            <text:p>29 de mayo de 2017 </text:p>
          </table:table-cell>
          <table:table-cell office:value-type="time" office:time-value="PT11H21M00S" calcext:value-type="time">
            <text:p>11:21:00</text:p>
          </table:table-cell>
          <table:table-cell office:value-type="float" office:value="0.0238" calcext:value-type="float">
            <text:p>0.0238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Calz. Industria No. 150, Col. Compresora. </text:p>
          </table:table-cell>
          <table:table-cell office:value-type="string" calcext:value-type="string">
            <text:p>17-00076 </text:p>
          </table:table-cell>
          <table:table-cell office:value-type="string" calcext:value-type="string">
            <text:p>25 de abril de 2017 </text:p>
          </table:table-cell>
          <table:table-cell office:value-type="time" office:time-value="PT10H40M00S" calcext:value-type="time">
            <text:p>10:40:00</text:p>
          </table:table-cell>
          <table:table-cell office:value-type="float" office:value="0.0363" calcext:value-type="float">
            <text:p>0.0363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Filtro AntiArsenico en Proceso de Construccion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-R </text:p>
          </table:table-cell>
          <table:table-cell office:value-type="string" calcext:value-type="string">
            <text:p>C. Tamaulipas y Av. Plan de Ayala, Col. Las Luisas </text:p>
          </table:table-cell>
          <table:table-cell office:value-type="string" calcext:value-type="string">
            <text:p>17-00233 </text:p>
          </table:table-cell>
          <table:table-cell office:value-type="string" calcext:value-type="string">
            <text:p>19 de julio de 2017 </text:p>
          </table:table-cell>
          <table:table-cell office:value-type="time" office:time-value="PT10H28M00S" calcext:value-type="time">
            <text:p>10:28:00</text:p>
          </table:table-cell>
          <table:table-cell office:value-type="float" office:value="0.0214" calcext:value-type="float">
            <text:p>0.0214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Av. Saltillo y C. Arteaga, Col. Valle Verde 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UERA DE SERVICI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8-R </text:p>
          </table:table-cell>
          <table:table-cell office:value-type="string" calcext:value-type="string">
            <text:p>Av. Saltillo y C. Arteaga, (Dentro de la Universidad Antonio Narro) Col. Valle Verde </text:p>
          </table:table-cell>
          <table:table-cell office:value-type="string" calcext:value-type="string">
            <text:p>17-00222 </text:p>
          </table:table-cell>
          <table:table-cell office:value-type="string" calcext:value-type="string">
            <text:p>11 de julio de 2017 </text:p>
          </table:table-cell>
          <table:table-cell office:value-type="time" office:time-value="PT11H26M00S" calcext:value-type="time">
            <text:p>11:26:00</text:p>
          </table:table-cell>
          <table:table-cell office:value-type="float" office:value="0.0246" calcext:value-type="float">
            <text:p>0.0246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Blvd. Constitución No. 2200., Col. Nueva San Isidro </text:p>
          </table:table-cell>
          <table:table-cell office:value-type="string" calcext:value-type="string">
            <text:p>17-00064 </text:p>
          </table:table-cell>
          <table:table-cell office:value-type="string" calcext:value-type="string">
            <text:p>19 de abril de 2017 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0.0171" calcext:value-type="float">
            <text:p>0.0171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z </text:p>
          </table:table-cell>
          <table:table-cell office:value-type="string" calcext:value-type="string">
            <text:p>Calz. Peñoles, Col. Zacatecas </text:p>
          </table:table-cell>
          <table:table-cell office:value-type="string" calcext:value-type="string">
            <text:p>17-00184 </text:p>
          </table:table-cell>
          <table:table-cell office:value-type="string" calcext:value-type="string">
            <text:p>13 de junio de 2017 </text:p>
          </table:table-cell>
          <table:table-cell office:value-type="time" office:time-value="PT08H58M00S" calcext:value-type="time">
            <text:p>08:58:00</text:p>
          </table:table-cell>
          <table:table-cell office:value-type="float" office:value="0.006" calcext:value-type="float">
            <text:p>0.0060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Muestra tomada despues del Filro Antiarsenico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 P </text:p>
          </table:table-cell>
          <table:table-cell office:value-type="string" calcext:value-type="string">
            <text:p>Prolongación Colón dentro del predio de Peñoles, Col. Luis Echeverrria. </text:p>
          </table:table-cell>
          <table:table-cell office:value-type="string" calcext:value-type="string">
            <text:p>17-00154 </text:p>
          </table:table-cell>
          <table:table-cell office:value-type="string" calcext:value-type="string">
            <text:p>30 de mayo de 2017 </text:p>
          </table:table-cell>
          <table:table-cell office:value-type="time" office:time-value="PT11H55M00S" calcext:value-type="time">
            <text:p>11:55:00</text:p>
          </table:table-cell>
          <table:table-cell office:value-type="float" office:value="0.0059" calcext:value-type="float">
            <text:p>0.0059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Muestra tomada despues del Filtro Antiarsenico 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Prol. Bravo entre C. Guayana y Av. Brasil, Col. Aviación </text:p>
          </table:table-cell>
          <table:table-cell office:value-type="string" calcext:value-type="string">
            <text:p>17-00097 </text:p>
          </table:table-cell>
          <table:table-cell office:value-type="string" calcext:value-type="string">
            <text:p>3 de mayo de 2017 </text:p>
          </table:table-cell>
          <table:table-cell office:value-type="time" office:time-value="PT09H36M00S" calcext:value-type="time">
            <text:p>09:36:00</text:p>
          </table:table-cell>
          <table:table-cell office:value-type="float" office:value="0.0115" calcext:value-type="float">
            <text:p>0.0115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2-R </text:p>
          </table:table-cell>
          <table:table-cell office:value-type="string" calcext:value-type="string">
            <text:p>Av. Jose Carrillo Machado y C. Sinaloa, Col. Las Luisas. </text:p>
          </table:table-cell>
          <table:table-cell office:value-type="string" calcext:value-type="string">
            <text:p>17-00212 </text:p>
          </table:table-cell>
          <table:table-cell office:value-type="string" calcext:value-type="string">
            <text:p>5 de julio de 2017 </text:p>
          </table:table-cell>
          <table:table-cell office:value-type="time" office:time-value="PT11H28M00S" calcext:value-type="time">
            <text:p>11:28:00</text:p>
          </table:table-cell>
          <table:table-cell office:value-type="float" office:value="0.025" calcext:value-type="float">
            <text:p>0.0250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aseo del Olimpo y C. del Viento Norte, Col. Campestre La Rosita. </text:p>
          </table:table-cell>
          <table:table-cell office:value-type="string" calcext:value-type="string">
            <text:p>17-00111 </text:p>
          </table:table-cell>
          <table:table-cell office:value-type="string" calcext:value-type="string">
            <text:p>16 de mayo de 2017 </text:p>
          </table:table-cell>
          <table:table-cell office:value-type="time" office:time-value="PT10H20M00S" calcext:value-type="time">
            <text:p>10:20:00</text:p>
          </table:table-cell>
          <table:table-cell office:value-type="float" office:value="0.021" calcext:value-type="float">
            <text:p>0.0210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4-R </text:p>
          </table:table-cell>
          <table:table-cell office:value-type="string" calcext:value-type="string">
            <text:p>C. Sinaloa y Av. Che Guevara, Col. Las Luisas </text:p>
          </table:table-cell>
          <table:table-cell office:value-type="string" calcext:value-type="string">
            <text:p>17-00216 </text:p>
          </table:table-cell>
          <table:table-cell office:value-type="string" calcext:value-type="string">
            <text:p>10 de julio de 2017 </text:p>
          </table:table-cell>
          <table:table-cell office:value-type="time" office:time-value="PT11H30M00S" calcext:value-type="time">
            <text:p>11:30:00</text:p>
          </table:table-cell>
          <table:table-cell office:value-type="float" office:value="0.0247" calcext:value-type="float">
            <text:p>0.0247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Av. Allende No. 5052 Ote., Col. Nueva California </text:p>
          </table:table-cell>
          <table:table-cell office:value-type="string" calcext:value-type="string">
            <text:p>17-00098 </text:p>
          </table:table-cell>
          <table:table-cell office:value-type="string" calcext:value-type="string">
            <text:p>3 de mayo de 2017 </text:p>
          </table:table-cell>
          <table:table-cell office:value-type="time" office:time-value="PT10H40M00S" calcext:value-type="time">
            <text:p>10:40:00</text:p>
          </table:table-cell>
          <table:table-cell office:value-type="float" office:value="0.0128" calcext:value-type="float">
            <text:p>0.0128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Cerrada Cedral y Priv. Nogalar, Fracc. Arboledas </text:p>
          </table:table-cell>
          <table:table-cell office:value-type="string" calcext:value-type="string">
            <text:p>17-00116 </text:p>
          </table:table-cell>
          <table:table-cell office:value-type="string" calcext:value-type="string">
            <text:p>17 de mayo de 2017 </text:p>
          </table:table-cell>
          <table:table-cell office:value-type="time" office:time-value="PT10H48M00S" calcext:value-type="time">
            <text:p>10:48:00</text:p>
          </table:table-cell>
          <table:table-cell office:value-type="float" office:value="0.0159" calcext:value-type="float">
            <text:p>0.0159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Calle 6 de Octubre, Col. Lázaro Cárdenas (Noas I) </text:p>
          </table:table-cell>
          <table:table-cell office:value-type="string" calcext:value-type="string">
            <text:p>17-00159 </text:p>
          </table:table-cell>
          <table:table-cell office:value-type="string" calcext:value-type="string">
            <text:p>31 de mayo de 2017 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0.0238" calcext:value-type="float">
            <text:p>0.0238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Calle 6 de Octubre, Col. Lázaro Cárdenas (Noas II) </text:p>
          </table:table-cell>
          <table:table-cell office:value-type="string" calcext:value-type="string">
            <text:p>17-00160 </text:p>
          </table:table-cell>
          <table:table-cell office:value-type="string" calcext:value-type="string">
            <text:p>31 de mayo de 2017 </text:p>
          </table:table-cell>
          <table:table-cell office:value-type="time" office:time-value="PT11H28M00S" calcext:value-type="time">
            <text:p>11:28:00</text:p>
          </table:table-cell>
          <table:table-cell office:value-type="float" office:value="0.0218" calcext:value-type="float">
            <text:p>0.0218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Priv. Dr. Mora y Calle 35, Col. Nuevo Torreón </text:p>
          </table:table-cell>
          <table:table-cell office:value-type="string" calcext:value-type="string">
            <text:p>17-00084 </text:p>
          </table:table-cell>
          <table:table-cell office:value-type="string" calcext:value-type="string">
            <text:p>25 de abril de 2017 </text:p>
          </table:table-cell>
          <table:table-cell office:value-type="time" office:time-value="PT12H12M00S" calcext:value-type="time">
            <text:p>12:12:00</text:p>
          </table:table-cell>
          <table:table-cell office:value-type="float" office:value="0.0117" calcext:value-type="float">
            <text:p>0.0117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Calz. Fco. Sarabia entre Av. Allende y Av. Juárez, Fracc. San Felipe </text:p>
          </table:table-cell>
          <table:table-cell office:value-type="string" calcext:value-type="string">
            <text:p>17-00099 </text:p>
          </table:table-cell>
          <table:table-cell office:value-type="string" calcext:value-type="string">
            <text:p>3 de mayo de 2017 </text:p>
          </table:table-cell>
          <table:table-cell office:value-type="time" office:time-value="PT11H20M00S" calcext:value-type="time">
            <text:p>11:20:00</text:p>
          </table:table-cell>
          <table:table-cell office:value-type="float" office:value="0.0135" calcext:value-type="float">
            <text:p>0.0135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2-R </text:p>
          </table:table-cell>
          <table:table-cell office:value-type="string" calcext:value-type="string">
            <text:p>Calz. Valle Oriente y Av. Ñado, Col. Valle Oriente </text:p>
          </table:table-cell>
          <table:table-cell office:value-type="string" calcext:value-type="string">
            <text:p>17-00144 </text:p>
          </table:table-cell>
          <table:table-cell office:value-type="string" calcext:value-type="string">
            <text:p>29 de mayo de 2017 </text:p>
          </table:table-cell>
          <table:table-cell office:value-type="time" office:time-value="PT10H20M00S" calcext:value-type="time">
            <text:p>10:20:00</text:p>
          </table:table-cell>
          <table:table-cell office:value-type="float" office:value="0.0197" calcext:value-type="float">
            <text:p>0.0197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Av. Gómez Palacio y Av. Aguanaval, Col. Nueva Laguna Sur. </text:p>
          </table:table-cell>
          <table:table-cell office:value-type="string" calcext:value-type="string">
            <text:p>17-00063 </text:p>
          </table:table-cell>
          <table:table-cell office:value-type="string" calcext:value-type="string">
            <text:p>19 de abril de 2017 </text:p>
          </table:table-cell>
          <table:table-cell office:value-type="time" office:time-value="PT10H30M00S" calcext:value-type="time">
            <text:p>10:30:00</text:p>
          </table:table-cell>
          <table:table-cell office:value-type="float" office:value="0.0244" calcext:value-type="float">
            <text:p>0.0244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Blvd. Campanas y Calz. de la Libertad, Fracc. Ciudad Nazas </text:p>
          </table:table-cell>
          <table:table-cell office:value-type="string" calcext:value-type="string">
            <text:p>17-00117 </text:p>
          </table:table-cell>
          <table:table-cell office:value-type="string" calcext:value-type="string">
            <text:p>17 de mayo de 2017 </text:p>
          </table:table-cell>
          <table:table-cell office:value-type="time" office:time-value="PT11H20M00S" calcext:value-type="time">
            <text:p>11:20:00</text:p>
          </table:table-cell>
          <table:table-cell office:value-type="float" office:value="0.0178" calcext:value-type="float">
            <text:p>0.0178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Blvd. Laguna Sur y C. 21 de Mayo, Col. Lázaro Cárdenas. </text:p>
          </table:table-cell>
          <table:table-cell office:value-type="string" calcext:value-type="string">
            <text:p>17-00169 </text:p>
          </table:table-cell>
          <table:table-cell office:value-type="string" calcext:value-type="string">
            <text:p>6 de junio de 2017 </text:p>
          </table:table-cell>
          <table:table-cell office:value-type="time" office:time-value="PT10H20M00S" calcext:value-type="time">
            <text:p>10:20:00</text:p>
          </table:table-cell>
          <table:table-cell office:value-type="float" office:value="0.0042" calcext:value-type="float">
            <text:p>0.0042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Muestra tomada despues del Filtro Antiarsenico </text:p>
          </table:table-cell>
          <table:table-cell table:number-columns-repeated="101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C. Yucatán y Av. Che Guevara, Col. Las Luisas. </text:p>
          </table:table-cell>
          <table:table-cell office:value-type="string" calcext:value-type="string">
            <text:p>17-00188 </text:p>
          </table:table-cell>
          <table:table-cell office:value-type="string" calcext:value-type="string">
            <text:p>19 de junio de 2017 </text:p>
          </table:table-cell>
          <table:table-cell office:value-type="time" office:time-value="PT10H28M00S" calcext:value-type="time">
            <text:p>10:28:00</text:p>
          </table:table-cell>
          <table:table-cell office:value-type="float" office:value="0.0221" calcext:value-type="float">
            <text:p>0.0221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Atrás del Parque de beisbol de Peñoles. </text:p>
          </table:table-cell>
          <table:table-cell office:value-type="string" calcext:value-type="string">
            <text:p>17-00211 </text:p>
          </table:table-cell>
          <table:table-cell office:value-type="string" calcext:value-type="string">
            <text:p>5 de julio de 2017 </text:p>
          </table:table-cell>
          <table:table-cell office:value-type="time" office:time-value="PT10H58M00S" calcext:value-type="time">
            <text:p>10:58:00</text:p>
          </table:table-cell>
          <table:table-cell office:value-type="float" office:value="0.007" calcext:value-type="float">
            <text:p>0.0070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Muestra tomada despues del Filtro Antiarsenico </text:p>
          </table:table-cell>
          <table:table-cell table:number-columns-repeated="101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Blvd. Laguna Sur y C. Comonfort Dentro del Vivero de Peñoles </text:p>
          </table:table-cell>
          <table:table-cell office:value-type="string" calcext:value-type="string">
            <text:p>17-00185 </text:p>
          </table:table-cell>
          <table:table-cell office:value-type="string" calcext:value-type="string">
            <text:p>13 de junio de 2017 </text:p>
          </table:table-cell>
          <table:table-cell office:value-type="time" office:time-value="PT09H30M00S" calcext:value-type="time">
            <text:p>09:30:00</text:p>
          </table:table-cell>
          <table:table-cell office:value-type="float" office:value="0.0239" calcext:value-type="float">
            <text:p>0.0239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C. Valle Hondo y Blvd. Monte Real, Fracc. Monte Real. </text:p>
          </table:table-cell>
          <table:table-cell office:value-type="string" calcext:value-type="string">
            <text:p>17-00227 </text:p>
          </table:table-cell>
          <table:table-cell office:value-type="string" calcext:value-type="string">
            <text:p>18 de julio de 2017 </text:p>
          </table:table-cell>
          <table:table-cell office:value-type="time" office:time-value="PT10H45M00S" calcext:value-type="time">
            <text:p>10:45:00</text:p>
          </table:table-cell>
          <table:table-cell office:value-type="float" office:value="0.0249" calcext:value-type="float">
            <text:p>0.0249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Calz. Raúl Madero y Prol. Colón, Col. Luis Echeverría. </text:p>
          </table:table-cell>
          <table:table-cell office:value-type="string" calcext:value-type="string">
            <text:p>17-00153 </text:p>
          </table:table-cell>
          <table:table-cell office:value-type="string" calcext:value-type="string">
            <text:p>30 de mayo de 2017 </text:p>
          </table:table-cell>
          <table:table-cell office:value-type="time" office:time-value="PT11H30M00S" calcext:value-type="time">
            <text:p>11:30:00</text:p>
          </table:table-cell>
          <table:table-cell office:value-type="float" office:value="0.0237" calcext:value-type="float">
            <text:p>0.0237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Av. Presidente Carranza No. 1238 y C. 12, Col.Centro. </text:p>
          </table:table-cell>
          <table:table-cell office:value-type="string" calcext:value-type="string">
            <text:p>17-00049 </text:p>
          </table:table-cell>
          <table:table-cell office:value-type="string" calcext:value-type="string">
            <text:p>4 de abril de 2017 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C. del Panteón y Av. Constitución, Col. Aquiles Serdán. </text:p>
          </table:table-cell>
          <table:table-cell office:value-type="string" calcext:value-type="string">
            <text:p>17-00025 </text:p>
          </table:table-cell>
          <table:table-cell office:value-type="string" calcext:value-type="string">
            <text:p>27 de marzo de 2017 </text:p>
          </table:table-cell>
          <table:table-cell office:value-type="time" office:time-value="PT11H20M00S" calcext:value-type="time">
            <text:p>11:20:00</text:p>
          </table:table-cell>
          <table:table-cell office:value-type="float" office:value="0.0196" calcext:value-type="float">
            <text:p>0.0196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Av. Campo de la Viña y C. Campo de Lilis, Fracc. Campo Nuevo de Zaragoza. </text:p>
          </table:table-cell>
          <table:table-cell office:value-type="string" calcext:value-type="string">
            <text:p>17-00229 </text:p>
          </table:table-cell>
          <table:table-cell office:value-type="string" calcext:value-type="string">
            <text:p>18 de julio de 2017 </text:p>
          </table:table-cell>
          <table:table-cell office:value-type="time" office:time-value="PT11H48M00S" calcext:value-type="time">
            <text:p>11:48:00</text:p>
          </table:table-cell>
          <table:table-cell office:value-type="float" office:value="0.025" calcext:value-type="float">
            <text:p>0.0250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Carretera Antigua Torreón-San Pedro, Fracc, Residencial Senderos. </text:p>
          </table:table-cell>
          <table:table-cell office:value-type="string" calcext:value-type="string">
            <text:p>17-00199 </text:p>
          </table:table-cell>
          <table:table-cell office:value-type="string" calcext:value-type="string">
            <text:p>3 de julio de 2017 </text:p>
          </table:table-cell>
          <table:table-cell office:value-type="time" office:time-value="PT11H40M00S" calcext:value-type="time">
            <text:p>11:40:00</text:p>
          </table:table-cell>
          <table:table-cell office:value-type="float" office:value="0.0013" calcext:value-type="float">
            <text:p>0.0013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Muestra tomada despues del Filtro Antiarsenico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5-R </text:p>
          </table:table-cell>
          <table:table-cell office:value-type="string" calcext:value-type="string">
            <text:p>Paseo de Los Léntiscos, Cerrada Léntiscos, Fracc. Ampliación Senderos. </text:p>
          </table:table-cell>
          <table:table-cell office:value-type="string" calcext:value-type="string">
            <text:p>17-00197 </text:p>
          </table:table-cell>
          <table:table-cell office:value-type="string" calcext:value-type="string">
            <text:p>3 de julio de 2017 </text:p>
          </table:table-cell>
          <table:table-cell office:value-type="time" office:time-value="PT10H48M00S" calcext:value-type="time">
            <text:p>10:48:00</text:p>
          </table:table-cell>
          <table:table-cell office:value-type="float" office:value="0.0158" calcext:value-type="float">
            <text:p>0.0158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Muestra tomada despues del Filtro Antiarsenico </text:p>
          </table:table-cell>
          <table:table-cell table:number-columns-repeated="1016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Blvd. Torreón - Matamoros, Ciudad Universitaria (UA de C). </text:p>
          </table:table-cell>
          <table:table-cell office:value-type="string" calcext:value-type="string">
            <text:p>17-00147 </text:p>
          </table:table-cell>
          <table:table-cell office:value-type="string" calcext:value-type="string">
            <text:p>29 de mayo de 2017 </text:p>
          </table:table-cell>
          <table:table-cell office:value-type="time" office:time-value="PT11H46M00S" calcext:value-type="time">
            <text:p>11:46:00</text:p>
          </table:table-cell>
          <table:table-cell office:value-type="float" office:value="0.0169" calcext:value-type="float">
            <text:p>0.0169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Circuito Flor de Durazno y Circuito Azafrán, Cerrada Las Flores. </text:p>
          </table:table-cell>
          <table:table-cell office:value-type="string" calcext:value-type="string">
            <text:p>17-00145 </text:p>
          </table:table-cell>
          <table:table-cell office:value-type="string" calcext:value-type="string">
            <text:p>29 de mayo de 2017 </text:p>
          </table:table-cell>
          <table:table-cell office:value-type="time" office:time-value="PT10H49M00S" calcext:value-type="time">
            <text:p>10:49:00</text:p>
          </table:table-cell>
          <table:table-cell office:value-type="float" office:value="0.0215" calcext:value-type="float">
            <text:p>0.0215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Paseo Cerro de Las Calabazas y C. Argentita, Fracc.Pedregal del Valle </text:p>
          </table:table-cell>
          <table:table-cell office:value-type="string" calcext:value-type="string">
            <text:p>17-00118 </text:p>
          </table:table-cell>
          <table:table-cell office:value-type="string" calcext:value-type="string">
            <text:p>17 de mayo de 2017 </text:p>
          </table:table-cell>
          <table:table-cell office:value-type="time" office:time-value="PT12H10M00S" calcext:value-type="time">
            <text:p>12:10:00</text:p>
          </table:table-cell>
          <table:table-cell office:value-type="float" office:value="0.0242" calcext:value-type="float">
            <text:p>0.0242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Antigua Carretera Torreón - San Pedro, Ejido Paso del Águila, Fracc. Lagos. </text:p>
          </table:table-cell>
          <table:table-cell office:value-type="string" calcext:value-type="string">
            <text:p>17-00195 </text:p>
          </table:table-cell>
          <table:table-cell office:value-type="string" calcext:value-type="string">
            <text:p>3 de julio de 2017 </text:p>
          </table:table-cell>
          <table:table-cell office:value-type="time" office:time-value="PT09H48M00S" calcext:value-type="time">
            <text:p>09:48:00</text:p>
          </table:table-cell>
          <table:table-cell office:value-type="float" office:value="0.0204" calcext:value-type="float">
            <text:p>0.0204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Muestra tomada despues del Filtro Antiarsenico </text:p>
          </table:table-cell>
          <table:table-cell table:number-columns-repeated="101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Calle Dr. A. Mondragón y Av. Adolfo Aymes, Col. Nueva los Ángeles </text:p>
          </table:table-cell>
          <table:table-cell office:value-type="string" calcext:value-type="string">
            <text:p>17-00208 </text:p>
          </table:table-cell>
          <table:table-cell office:value-type="string" calcext:value-type="string">
            <text:p>4 de julio de 2017 </text:p>
          </table:table-cell>
          <table:table-cell office:value-type="time" office:time-value="PT12H35M00S" calcext:value-type="time">
            <text:p>12:35:00</text:p>
          </table:table-cell>
          <table:table-cell office:value-type="float" office:value="0.0143" calcext:value-type="float">
            <text:p>0.0143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Calle Guatemala y Area Verde, Col. Salvador Allende </text:p>
          </table:table-cell>
          <table:table-cell office:value-type="string" calcext:value-type="string">
            <text:p>17-00221 </text:p>
          </table:table-cell>
          <table:table-cell office:value-type="string" calcext:value-type="string">
            <text:p>11 de julio de 2017 </text:p>
          </table:table-cell>
          <table:table-cell office:value-type="time" office:time-value="PT10H45M00S" calcext:value-type="time">
            <text:p>10:45:00</text:p>
          </table:table-cell>
          <table:table-cell office:value-type="float" office:value="0.017" calcext:value-type="float">
            <text:p>0.0170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Calzada Mexico s/n y Av. Juarez , Col. Nueva California </text:p>
          </table:table-cell>
          <table:table-cell office:value-type="string" calcext:value-type="string">
            <text:p>17-00104 </text:p>
          </table:table-cell>
          <table:table-cell office:value-type="string" calcext:value-type="string">
            <text:p>15 de mayo de 2017 </text:p>
          </table:table-cell>
          <table:table-cell office:value-type="time" office:time-value="PT10H20M00S" calcext:value-type="time">
            <text:p>10:20:00</text:p>
          </table:table-cell>
          <table:table-cell office:value-type="float" office:value="0.0172" calcext:value-type="float">
            <text:p>0.0172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Avenida Universidad y Circuito Onix, Fraccionamiento Joyas del Oriente. </text:p>
          </table:table-cell>
          <table:table-cell office:value-type="string" calcext:value-type="string">
            <text:p>17-00204 </text:p>
          </table:table-cell>
          <table:table-cell office:value-type="string" calcext:value-type="string">
            <text:p>4 de julio de 2017 </text:p>
          </table:table-cell>
          <table:table-cell office:value-type="time" office:time-value="PT10H20M00S" calcext:value-type="time">
            <text:p>10:20:00</text:p>
          </table:table-cell>
          <table:table-cell office:value-type="float" office:value="0.0195" calcext:value-type="float">
            <text:p>0.0195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Av. Santa Maria y C. Valdez Carrillo, Col. La Moderna </text:p>
          </table:table-cell>
          <table:table-cell office:value-type="string" calcext:value-type="string">
            <text:p>17-00031 </text:p>
          </table:table-cell>
          <table:table-cell office:value-type="string" calcext:value-type="string">
            <text:p>28 de marzo de 2017 </text:p>
          </table:table-cell>
          <table:table-cell office:value-type="time" office:time-value="PT10H00M00S" calcext:value-type="time">
            <text:p>10:00:00</text:p>
          </table:table-cell>
          <table:table-cell office:value-type="float" office:value="0.0233" calcext:value-type="float">
            <text:p>0.0233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Cerrada Herreros y Cerrada Mecanicos, Col. Alamedas </text:p>
          </table:table-cell>
          <table:table-cell office:value-type="string" calcext:value-type="string">
            <text:p>17-00207 </text:p>
          </table:table-cell>
          <table:table-cell office:value-type="string" calcext:value-type="string">
            <text:p>4 de julio de 2017 </text:p>
          </table:table-cell>
          <table:table-cell office:value-type="time" office:time-value="PT12H06M00S" calcext:value-type="time">
            <text:p>12:06:00</text:p>
          </table:table-cell>
          <table:table-cell office:value-type="float" office:value="0.0218" calcext:value-type="float">
            <text:p>0.0218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Av. Salvador Diaz Mirón y Av. Xavier Villaurrutia, Fracc. Villas San Agustín </text:p>
          </table:table-cell>
          <table:table-cell office:value-type="string" calcext:value-type="string">
            <text:p>17-00205 </text:p>
          </table:table-cell>
          <table:table-cell office:value-type="string" calcext:value-type="string">
            <text:p>4 de julio de 2017 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0.026" calcext:value-type="float">
            <text:p>0.0260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Filtro AntiArsenico en Proceso de Construccion 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ermo Valdés Lozano</meta:initial-creator>
    <meta:creation-date>2017-10-02T10:50:55.799189836</meta:creation-date>
    <dc:date>2017-10-02T12:00:12.385943365</dc:date>
    <dc:creator>Guillermo Valdés Lozano</dc:creator>
    <meta:editing-duration>PT7M43S</meta:editing-duration>
    <meta:editing-cycles>5</meta:editing-cycles>
    <meta:generator>LibreOffice/5.2.7.2$Linux_X86_64 LibreOffice_project/20m0$Build-2</meta:generator>
    <meta:document-statistic meta:table-count="1" meta:cell-count="610" meta:object-count="0"/>
  </office:meta>
</office:document-meta>
</file>